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MetaModule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MetaModule.addIterator( Collection col , Iterator 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MetaModule.lazy_initializ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ainMetaModule.getAttribute( String attr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MetaModule.getAttributeValues( String attr , Configuration modeConf , Map objectModel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42">
            <text:p text:style-name="Table_20_Contents">4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hainMetaModule.getAttributeNames( Configuration modeConf , Map objectModel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hainMetaModule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